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 style:writing-mode="lr-tb"/>
    </style:style>
    <style:style style:name="Table3.A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212" officeooo:paragraph-rsid="0004a212"/>
    </style:style>
    <style:style style:name="P2" style:family="paragraph" style:parent-style-name="Standard">
      <style:text-properties style:text-position="0% 100%" officeooo:rsid="0004a212" officeooo:paragraph-rsid="0004a212"/>
    </style:style>
    <style:style style:name="P3" style:family="paragraph" style:parent-style-name="Standard">
      <style:text-properties style:text-position="0% 100%" officeooo:rsid="0004a212" officeooo:paragraph-rsid="0006a36a"/>
    </style:style>
    <style:style style:name="P4" style:family="paragraph" style:parent-style-name="Standard">
      <style:text-properties style:text-position="0% 100%" officeooo:rsid="0006a36a" officeooo:paragraph-rsid="0006a36a"/>
    </style:style>
    <style:style style:name="P5" style:family="paragraph" style:parent-style-name="Standard">
      <style:text-properties style:text-position="0% 100%" officeooo:rsid="00136ca2" officeooo:paragraph-rsid="00136ca2"/>
    </style:style>
    <style:style style:name="P6" style:family="paragraph" style:parent-style-name="Standard">
      <style:text-properties officeooo:rsid="00053167" officeooo:paragraph-rsid="00053167"/>
    </style:style>
    <style:style style:name="P7" style:family="paragraph" style:parent-style-name="Standard">
      <style:paragraph-properties style:writing-mode="lr-tb"/>
      <style:text-properties style:text-position="0% 100%" officeooo:rsid="0004a212" officeooo:paragraph-rsid="0004a212"/>
    </style:style>
    <style:style style:name="P8" style:family="paragraph" style:parent-style-name="Standard">
      <style:paragraph-properties style:writing-mode="lr-tb"/>
      <style:text-properties style:text-position="0% 100%" officeooo:rsid="0004a212" officeooo:paragraph-rsid="0006a36a"/>
    </style:style>
    <style:style style:name="P9" style:family="paragraph" style:parent-style-name="Standard">
      <style:paragraph-properties style:writing-mode="lr-tb"/>
      <style:text-properties style:text-position="0% 100%" officeooo:rsid="0004a212" officeooo:paragraph-rsid="00088561"/>
    </style:style>
    <style:style style:name="P10" style:family="paragraph" style:parent-style-name="Standard">
      <style:paragraph-properties style:writing-mode="lr-tb"/>
      <style:text-properties style:text-position="0% 100%" officeooo:rsid="0004a212" officeooo:paragraph-rsid="0009e1b5"/>
    </style:style>
    <style:style style:name="P11" style:family="paragraph" style:parent-style-name="Standard">
      <style:paragraph-properties style:writing-mode="lr-tb"/>
      <style:text-properties style:text-position="0% 100%" officeooo:rsid="000c0daa" officeooo:paragraph-rsid="000c0daa"/>
    </style:style>
    <style:style style:name="P12" style:family="paragraph" style:parent-style-name="Standard">
      <style:paragraph-properties style:writing-mode="lr-tb"/>
      <style:text-properties style:text-position="0% 100%" officeooo:rsid="000d6710" officeooo:paragraph-rsid="000d6710"/>
    </style:style>
    <style:style style:name="P13" style:family="paragraph" style:parent-style-name="Standard">
      <style:paragraph-properties style:writing-mode="lr-tb"/>
      <style:text-properties style:text-position="0% 100%" officeooo:rsid="000e116e" officeooo:paragraph-rsid="000e116e"/>
    </style:style>
    <style:style style:name="P14" style:family="paragraph" style:parent-style-name="Standard">
      <style:paragraph-properties style:writing-mode="lr-tb"/>
      <style:text-properties style:text-position="0% 100%" officeooo:rsid="000e9196" officeooo:paragraph-rsid="000e9196"/>
    </style:style>
    <style:style style:name="P15" style:family="paragraph" style:parent-style-name="Standard">
      <style:paragraph-properties style:writing-mode="lr-tb"/>
      <style:text-properties style:text-position="0% 100%" officeooo:rsid="00123631" officeooo:paragraph-rsid="00123631"/>
    </style:style>
    <style:style style:name="P16" style:family="paragraph" style:parent-style-name="Standard">
      <style:paragraph-properties style:writing-mode="lr-tb"/>
      <style:text-properties style:text-position="0% 100%" officeooo:rsid="00136ca2" officeooo:paragraph-rsid="00136ca2"/>
    </style:style>
    <style:style style:name="P17" style:family="paragraph" style:parent-style-name="Standard">
      <style:paragraph-properties style:writing-mode="lr-tb"/>
      <style:text-properties style:text-position="0% 100%" officeooo:rsid="00136ca2" officeooo:paragraph-rsid="00139ae7"/>
    </style:style>
    <style:style style:name="P18" style:family="paragraph" style:parent-style-name="Standard">
      <style:paragraph-properties style:writing-mode="lr-tb"/>
      <style:text-properties style:text-position="0% 100%" officeooo:rsid="00139ae7" officeooo:paragraph-rsid="00139ae7"/>
    </style:style>
    <style:style style:name="P19" style:family="paragraph" style:parent-style-name="Standard">
      <style:paragraph-properties style:writing-mode="lr-tb"/>
      <style:text-properties style:text-position="0% 100%" officeooo:rsid="00139ae7" officeooo:paragraph-rsid="001905bc"/>
    </style:style>
    <style:style style:name="P20" style:family="paragraph" style:parent-style-name="Standard">
      <style:paragraph-properties style:writing-mode="lr-tb"/>
      <style:text-properties style:text-position="0% 100%" officeooo:rsid="00142160" officeooo:paragraph-rsid="00142160"/>
    </style:style>
    <style:style style:name="P21" style:family="paragraph" style:parent-style-name="Standard">
      <style:paragraph-properties style:writing-mode="lr-tb"/>
      <style:text-properties style:text-position="0% 100%" officeooo:rsid="001f6c90" officeooo:paragraph-rsid="001f6c90"/>
    </style:style>
    <style:style style:name="P22" style:family="paragraph" style:parent-style-name="Table_20_Contents">
      <style:text-properties officeooo:rsid="000c0daa" officeooo:paragraph-rsid="000c0daa"/>
    </style:style>
    <style:style style:name="P23" style:family="paragraph" style:parent-style-name="Table_20_Contents">
      <style:text-properties officeooo:paragraph-rsid="000c0daa"/>
    </style:style>
    <style:style style:name="P24" style:family="paragraph" style:parent-style-name="Table_20_Contents">
      <style:text-properties officeooo:rsid="000d6710" officeooo:paragraph-rsid="000d6710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53167"/>
    </style:style>
    <style:style style:name="T3" style:family="text">
      <style:text-properties style:text-position="super 58%" officeooo:rsid="00136ca2"/>
    </style:style>
    <style:style style:name="T4" style:family="text">
      <style:text-properties style:text-position="super 58%" officeooo:rsid="001a6d7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53167"/>
    </style:style>
    <style:style style:name="T7" style:family="text">
      <style:text-properties style:text-position="sub 58%" officeooo:rsid="00088561"/>
    </style:style>
    <style:style style:name="T8" style:family="text">
      <style:text-properties style:text-position="sub 58%" officeooo:rsid="0009e1b5"/>
    </style:style>
    <style:style style:name="T9" style:family="text">
      <style:text-properties style:text-position="sub 58%" officeooo:rsid="00136ca2"/>
    </style:style>
    <style:style style:name="T10" style:family="text">
      <style:text-properties style:text-position="sub 58%" officeooo:rsid="0015e9f3"/>
    </style:style>
    <style:style style:name="T11" style:family="text">
      <style:text-properties style:text-position="sub 58%" officeooo:rsid="0017a2a8"/>
    </style:style>
    <style:style style:name="T12" style:family="text">
      <style:text-properties style:text-position="0% 100%"/>
    </style:style>
    <style:style style:name="T13" style:family="text">
      <style:text-properties officeooo:rsid="00053167"/>
    </style:style>
    <style:style style:name="T14" style:family="text">
      <style:text-properties officeooo:rsid="0006a36a"/>
    </style:style>
    <style:style style:name="T15" style:family="text">
      <style:text-properties officeooo:rsid="000c0daa"/>
    </style:style>
    <style:style style:name="T16" style:family="text">
      <style:text-properties officeooo:rsid="000d6710"/>
    </style:style>
    <style:style style:name="T17" style:family="text">
      <style:text-properties officeooo:rsid="00136ca2"/>
    </style:style>
    <style:style style:name="T18" style:family="text">
      <style:text-properties officeooo:rsid="0015e9f3"/>
    </style:style>
    <style:style style:name="T19" style:family="text">
      <style:text-properties officeooo:rsid="0017a2a8"/>
    </style:style>
    <style:style style:name="T20" style:family="text">
      <style:text-properties officeooo:rsid="001905bc"/>
    </style:style>
    <style:style style:name="T21" style:family="text">
      <style:text-properties officeooo:rsid="001a6d7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uie Federico A. Buera</text:p>
      <text:p text:style-name="P1">Dionne Peter Callipan</text:p>
      <text:p text:style-name="P1">Michael John Bayuga</text:p>
      <text:p text:style-name="P1"/>
      <text:p text:style-name="P1">MP2 – Part 6</text:p>
      <text:p text:style-name="P1"/>
      <text:p text:style-name="P1">6.1 Given</text:p>
      <text:p text:style-name="P1"/>
      <text:p text:style-name="P6">d<text:span text:style-name="T1">2</text:span>T/dx<text:span text:style-name="T1">2</text:span> – h<text:span text:style-name="T5">c</text:span>P/kA<text:span text:style-name="T5">c</text:span>(T-Ts) = 0, 0 &lt;= x &lt;= L</text:p>
      <text:p text:style-name="P1"/>
      <text:p text:style-name="P6">L = 0.1m</text:p>
      <text:p text:style-name="P1"/>
      <text:p text:style-name="P1">T(0) = 473K</text:p>
      <text:p text:style-name="P1">T(0.1) = 293K</text:p>
      <text:p text:style-name="P1">T<text:span text:style-name="T5">s</text:span> = 293K</text:p>
      <text:p text:style-name="P1"/>
      <text:p text:style-name="P1">h<text:span text:style-name="T5">c</text:span> = 40W/m<text:span text:style-name="T1">2</text:span>/K</text:p>
      <text:p text:style-name="P1">P = 0.016m</text:p>
      <text:p text:style-name="P1">epsilon = 0.4</text:p>
      <text:p text:style-name="P1">k = 240W/m/K</text:p>
      <text:p text:style-name="P1">A<text:span text:style-name="T5">c </text:span><text:span text:style-name="T12">= 1.6 x 10</text:span><text:span text:style-name="T1">-5</text:span><text:span text:style-name="T12">m</text:span><text:span text:style-name="T1">2</text:span></text:p>
      <text:p text:style-name="P1"><text:span text:style-name="T1"/></text:p>
      <text:p text:style-name="P2">6.2</text:p>
      <text:p text:style-name="P4">1. divide the domain into 5 equal parts.</text:p>
      <text:p text:style-name="P4"/>
      <text:p text:style-name="P4"><text:tab/>h = L / 5 = 0.02</text:p>
      <text:p text:style-name="P2"/>
      <text:p text:style-name="P5">2.</text:p>
      <text:p text:style-name="P16"><text:tab/>(T<text:span text:style-name="T5">i-1</text:span> – 2T<text:span text:style-name="T5">i</text:span> + T<text:span text:style-name="T5">i+1</text:span>)/h<text:span text:style-name="T1">2</text:span> – h<text:span text:style-name="T5">c</text:span>P/kA<text:span text:style-name="T5">c</text:span>(T<text:span text:style-name="T5">i</text:span> – T<text:span text:style-name="T5">s</text:span>) = 0 (eq. 20)</text:p>
      <text:p text:style-name="P2"/>
      <text:p text:style-name="P2">3.</text:p>
      <text:p text:style-name="P2"><text:tab/>beta = h<text:span text:style-name="T5">c</text:span>P/kA<text:span text:style-name="T5">c</text:span> = 166 <text:span text:style-name="T13">2/3</text:span></text:p>
      <text:p text:style-name="P2"/>
      <text:p text:style-name="P7"><text:tab/><text:span text:style-name="T13">T</text:span><text:span text:style-name="T6">i-1</text:span><text:span text:style-name="T13"> - (2+ h</text:span><text:span text:style-name="T2">2</text:span><text:span text:style-name="T13">beta)T</text:span><text:span text:style-name="T6">i</text:span><text:span text:style-name="T13"> + T</text:span><text:span text:style-name="T6">i+1</text:span><text:span text:style-name="T13"> = -h</text:span><text:span text:style-name="T2">2</text:span><text:span text:style-name="T13">betaT</text:span><text:span text:style-name="T6">s </text:span><text:span text:style-name="T13"><text:s/>(eq. 21)</text:span></text:p>
      <text:p text:style-name="P2"/>
      <text:p text:style-name="P2"><text:span text:style-name="T13">5. Write eq. 21 for each of the interior points.</text:span></text:p>
      <text:p text:style-name="P2"/>
      <text:p text:style-name="P7"><text:tab/><text:span text:style-name="T13">For i = 2: <text:s/>T</text:span><text:span text:style-name="T6">1</text:span><text:span text:style-name="T13"> – (2 + h</text:span><text:span text:style-name="T2">2</text:span><text:span text:style-name="T13">beta)T</text:span><text:span text:style-name="T6">2</text:span><text:span text:style-name="T13"> + <text:s/>T</text:span><text:span text:style-name="T6">3</text:span><text:span text:style-name="T13"> = -h</text:span><text:span text:style-name="T2">2</text:span><text:span text:style-name="T13">betaT</text:span><text:span text:style-name="T6">s</text:span></text:p>
      <text:p text:style-name="P7"><text:span text:style-name="T6"/></text:p>
      <text:p text:style-name="P8"><text:span text:style-name="T6"><text:tab/><text:tab/></text:span><text:span text:style-name="T13">T</text:span><text:span text:style-name="T6">1</text:span><text:span text:style-name="T13"> – [2 + (0.02)</text:span><text:span text:style-name="T2">2</text:span><text:span text:style-name="T14">(166 2/3)]T</text:span><text:span text:style-name="T6">2</text:span><text:span text:style-name="T13"> + <text:s/>T</text:span><text:span text:style-name="T6">3</text:span><text:span text:style-name="T13"> = -(0.02)</text:span><text:span text:style-name="T2">2</text:span><text:span text:style-name="T14">(166 2/3)273</text:span></text:p>
      <text:p text:style-name="P9"><text:tab/><text:tab/><text:span text:style-name="T13">T</text:span><text:span text:style-name="T6">1</text:span><text:span text:style-name="T13"> – 2.067T</text:span><text:span text:style-name="T6">2</text:span><text:span text:style-name="T13"> + <text:s/>T</text:span><text:span text:style-name="T6">3</text:span><text:span text:style-name="T13"> = -19.533</text:span></text:p>
      <text:p text:style-name="P7"><text:span text:style-name="T6"/></text:p>
      <text:p text:style-name="P8"><text:span text:style-name="T13"><text:tab/>For i = 3: <text:s/>T</text:span><text:span text:style-name="T6">2</text:span><text:span text:style-name="T13"> – (2 + h</text:span><text:span text:style-name="T2">2</text:span><text:span text:style-name="T13">beta)T</text:span><text:span text:style-name="T6">3</text:span><text:span text:style-name="T13"> + <text:s/>T</text:span><text:span text:style-name="T6">4</text:span><text:span text:style-name="T13"> = -h</text:span><text:span text:style-name="T2">2</text:span><text:span text:style-name="T13">betaT</text:span><text:span text:style-name="T6">s</text:span></text:p>
      <text:p text:style-name="P8"><text:span text:style-name="T6"/></text:p>
      <text:p text:style-name="P9"><text:span text:style-name="T13"><text:tab/><text:tab/>T</text:span><text:span text:style-name="T7">2</text:span><text:span text:style-name="T13"> – [2 + (0.02)</text:span><text:span text:style-name="T2">2</text:span><text:span text:style-name="T14">(166 2/3)]T</text:span><text:span text:style-name="T7">3</text:span><text:span text:style-name="T14"> + <text:s/>T</text:span><text:span text:style-name="T7">4</text:span><text:span text:style-name="T14"> = -(0.02)</text:span><text:span text:style-name="T2">2</text:span><text:span text:style-name="T14">(166 2/3)273</text:span></text:p>
      <text:p text:style-name="P9"><text:span text:style-name="T6"><text:tab/><text:tab/></text:span><text:span text:style-name="T13">T</text:span><text:span text:style-name="T7">2</text:span><text:span text:style-name="T13"> – 2.067T</text:span><text:span text:style-name="T7">3</text:span><text:span text:style-name="T13"> + <text:s/>T</text:span><text:span text:style-name="T7">4</text:span><text:span text:style-name="T13"> = -19.533</text:span></text:p>
      <text:p text:style-name="P8"><text:span text:style-name="T6"/></text:p>
      <text:p text:style-name="P3"><text:tab/><text:span text:style-name="T13">For i = 4: <text:s/>T</text:span><text:span text:style-name="T6">3</text:span><text:span text:style-name="T13"> – (2 + h</text:span><text:span text:style-name="T2">2</text:span><text:span text:style-name="T13">beta)T</text:span><text:span text:style-name="T6">4</text:span><text:span text:style-name="T13"> + <text:s/>T</text:span><text:span text:style-name="T6">5</text:span><text:span text:style-name="T13"> = -h</text:span><text:span text:style-name="T2">2</text:span><text:span text:style-name="T13">betaT</text:span><text:span text:style-name="T6">s</text:span></text:p>
      <text:p text:style-name="P3"><text:span text:style-name="T6"/></text:p>
      <text:p text:style-name="P9"><text:soft-page-break/><text:span text:style-name="T13"><text:tab/><text:tab/>T</text:span><text:span text:style-name="T6">3</text:span><text:span text:style-name="T13"> – [2 + (0.02)</text:span><text:span text:style-name="T2">2</text:span><text:span text:style-name="T14">(166 2/3)]T</text:span><text:span text:style-name="T7">4</text:span><text:span text:style-name="T14"> + <text:s/>T</text:span><text:span text:style-name="T7">5</text:span><text:span text:style-name="T14"> = -(0.02)</text:span><text:span text:style-name="T2">2</text:span><text:span text:style-name="T14">(166 2/3)273</text:span></text:p>
      <text:p text:style-name="P9"><text:span text:style-name="T6"><text:tab/><text:tab/></text:span><text:span text:style-name="T13">T</text:span><text:span text:style-name="T6">3 </text:span><text:span text:style-name="T13">– 2.067T</text:span><text:span text:style-name="T7">4</text:span><text:span text:style-name="T13"> + <text:s/>T</text:span><text:span text:style-name="T7">5</text:span><text:span text:style-name="T13"> = -19.533</text:span></text:p>
      <text:p text:style-name="P3"><text:span text:style-name="T6"/></text:p>
      <text:p text:style-name="P8"><text:tab/><text:span text:style-name="T13">For i = 5: <text:s/>T</text:span><text:span text:style-name="T6">4</text:span><text:span text:style-name="T13"> – (2 + h</text:span><text:span text:style-name="T2">2</text:span><text:span text:style-name="T13">beta)T</text:span><text:span text:style-name="T6">5</text:span><text:span text:style-name="T13"> + <text:s/>T</text:span><text:span text:style-name="T6">6</text:span><text:span text:style-name="T13"> = -h</text:span><text:span text:style-name="T2">2</text:span><text:span text:style-name="T13">betaT</text:span><text:span text:style-name="T6">s</text:span></text:p>
      <text:p text:style-name="P2"/>
      <text:p text:style-name="P10"><text:span text:style-name="T13"><text:tab/><text:tab/>T</text:span><text:span text:style-name="T8">4</text:span><text:span text:style-name="T13"> – [2 + (0.02)</text:span><text:span text:style-name="T2">2</text:span><text:span text:style-name="T14">(166 2/3)]T</text:span><text:span text:style-name="T8">5</text:span><text:span text:style-name="T14"> + <text:s/>T</text:span><text:span text:style-name="T8">6</text:span><text:span text:style-name="T14"> = -(0.02)</text:span><text:span text:style-name="T2">2</text:span><text:span text:style-name="T14">(166 2/3)273</text:span></text:p>
      <text:p text:style-name="P10"><text:span text:style-name="T13"><text:tab/><text:tab/>T</text:span><text:span text:style-name="T6">4 </text:span><text:span text:style-name="T13">– 2.067T</text:span><text:span text:style-name="T8">5</text:span><text:span text:style-name="T13"> + <text:s/>T</text:span><text:span text:style-name="T8">6</text:span><text:span text:style-name="T13"> = -19.533</text:span></text:p>
      <text:p text:style-name="P10"/>
      <text:p text:style-name="P11">6.</text:p>
      <text:p text:style-name="P11"/>
      <text:p text:style-name="P11">A = 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-<text:span text:style-name="T15">2.067</text:span></text:p>
          </table:table-cell>
          <table:table-cell table:style-name="Table1.A1" office:value-type="string">
            <text:p text:style-name="P22">1</text:p>
          </table:table-cell>
          <table:table-cell table:style-name="Table1.A1" office:value-type="string">
            <text:p text:style-name="P22">0</text:p>
          </table:table-cell>
          <table:table-cell table:style-name="Table1.D1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-2.067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22">0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-2.067</text:p>
          </table:table-cell>
          <table:table-cell table:style-name="Table1.D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D2" office:value-type="string">
            <text:p text:style-name="P23">-<text:span text:style-name="T15">2.067</text:span></text:p>
          </table:table-cell>
        </table:table-row>
      </table:table>
      <text:p text:style-name="P11"/>
      <text:p text:style-name="P11">x = [T<text:span text:style-name="T5">2</text:span> T<text:span text:style-name="T5">3</text:span> T<text:span text:style-name="T5">4</text:span> T<text:span text:style-name="T5">5</text:span>]</text:p>
      <text:p text:style-name="P11"/>
      <text:p text:style-name="P12">B = [-492.533, -19.533, -19.533, -312.533]</text:p>
      <text:p text:style-name="P12"/>
      <text:p text:style-name="P12">7.</text:p>
      <text:p text:style-name="P12"/>
      <text:p text:style-name="P12">L =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Table_20_Contents">-<text:span text:style-name="T16">2.067</text:span></text:p>
          </table:table-cell>
          <table:table-cell table:style-name="Table2.A1" office:value-type="string">
            <text:p text:style-name="P24">0</text:p>
          </table:table-cell>
          <table:table-cell table:style-name="Table2.A1" office:value-type="string">
            <text:p text:style-name="P24">0</text:p>
          </table:table-cell>
          <table:table-cell table:style-name="Table2.D1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Table_20_Contents">-<text:span text:style-name="T16">1.583</text:span></text:p>
          </table:table-cell>
          <table:table-cell table:style-name="Table2.A2" office:value-type="string">
            <text:p text:style-name="P24">0</text:p>
          </table:table-cell>
          <table:table-cell table:style-name="Table2.D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Table_20_Contents">-<text:span text:style-name="T16">1.435</text:span></text:p>
          </table:table-cell>
          <table:table-cell table:style-name="Table2.D2" office:value-type="string">
            <text:p text:style-name="P24">0</text:p>
          </table:table-cell>
        </table:table-row>
        <table:table-row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0</text:p>
          </table:table-cell>
          <table:table-cell table:style-name="Table2.A2" office:value-type="string">
            <text:p text:style-name="P24">1</text:p>
          </table:table-cell>
          <table:table-cell table:style-name="Table2.D2" office:value-type="string">
            <text:p text:style-name="Table_20_Contents">-<text:span text:style-name="T16">1.37</text:span></text:p>
          </table:table-cell>
        </table:table-row>
      </table:table>
      <text:p text:style-name="P12"/>
      <text:p text:style-name="P12">U =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4">1</text:p>
          </table:table-cell>
          <table:table-cell table:style-name="Table3.A1" office:value-type="string">
            <text:p text:style-name="Table_20_Contents">-<text:span text:style-name="T16">0.484</text:span></text:p>
          </table:table-cell>
          <table:table-cell table:style-name="Table3.A1" office:value-type="string">
            <text:p text:style-name="P24">0</text:p>
          </table:table-cell>
          <table:table-cell table:style-name="Table3.D1" office:value-type="string">
            <text:p text:style-name="P24">0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Table_20_Contents">-<text:span text:style-name="T16">0.632</text:span></text:p>
          </table:table-cell>
          <table:table-cell table:style-name="Table3.D2" office:value-type="string">
            <text:p text:style-name="P24">0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1</text:p>
          </table:table-cell>
          <table:table-cell table:style-name="Table3.D2" office:value-type="string">
            <text:p text:style-name="Table_20_Contents">-<text:span text:style-name="T16">0.697</text:span></text:p>
          </table:table-cell>
        </table:table-row>
        <table:table-row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</text:p>
          </table:table-cell>
          <table:table-cell table:style-name="Table3.D2" office:value-type="string">
            <text:p text:style-name="P24">1</text:p>
          </table:table-cell>
        </table:table-row>
      </table:table>
      <text:p text:style-name="P12"/>
      <text:p text:style-name="P13">LY = B</text:p>
      <text:p text:style-name="P13"/>
      <text:p text:style-name="P13">Y = [238.32258064516128, 162.9116847826087, 127.15062180417901, 320.9978861403934]</text:p>
      <text:p text:style-name="P13"/>
      <text:p text:style-name="P14">UX = Y</text:p>
      <text:p text:style-name="P14"/>
      <text:p text:style-name="P14">X = [424.41170795554746, 384.58419644146477, 350.86229802347975, 320.9978861403934]</text:p>
      <text:p text:style-name="P14"/>
      <text:p text:style-name="P14">T = [473.0, 424.41170795554746, 384.58419644146477, 350.86229802347975, 320.9978861403934, 293.0]</text:p>
      <text:p text:style-name="P14"><text:soft-page-break/></text:p>
      <text:p text:style-name="P15">8.</text:p>
      <text:p text:style-name="P14"><draw:frame draw:style-name="fr1" draw:name="Object1" text:anchor-type="paragraph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6.3 Discussion</text:p>
      <text:p text:style-name="P16"/>
      <text:p text:style-name="P16">1. Derive / Explain how Eq. 20 was formed.</text:p>
      <text:p text:style-name="P16"/>
      <text:p text:style-name="P17"><text:tab/>(T<text:span text:style-name="T5">i-1</text:span> – 2T<text:span text:style-name="T5">i</text:span> + T<text:span text:style-name="T5">i+1</text:span>)/h<text:span text:style-name="T1">2</text:span> – h<text:span text:style-name="T5">c</text:span>P/kA<text:span text:style-name="T5">c</text:span>(T<text:span text:style-name="T5">i</text:span> – T<text:span text:style-name="T5">s</text:span>) = 0 (eq. 20)</text:p>
      <text:p text:style-name="P17"/>
      <text:p text:style-name="P18">This was formed from (eq. 19):</text:p>
      <text:p text:style-name="P18"/>
      <text:p text:style-name="P18"><text:tab/>d<text:span text:style-name="T1">2</text:span>T/dx<text:span text:style-name="T1">2</text:span> - <text:span text:style-name="T17">h</text:span><text:span text:style-name="T9">c</text:span><text:span text:style-name="T17">P/kA</text:span><text:span text:style-name="T9">c</text:span><text:span text:style-name="T17">(T – T</text:span><text:span text:style-name="T9">s</text:span><text:span text:style-name="T17">) </text:span>= 0</text:p>
      <text:p text:style-name="P18"/>
      <text:p text:style-name="P18">and the central finite difference formula:</text:p>
      <text:p text:style-name="P18"/>
      <text:p text:style-name="P19"><text:tab/> d<text:span text:style-name="T1">2</text:span>T/dx<text:span text:style-name="T1">2</text:span> <text:span text:style-name="T21">= (T</text:span><text:span text:style-name="T9">i-1</text:span><text:span text:style-name="T17"> – 2T</text:span><text:span text:style-name="T9">i</text:span><text:span text:style-name="T17"> + T</text:span><text:span text:style-name="T9">i+1</text:span><text:span text:style-name="T17">)/h</text:span><text:span text:style-name="T3">2</text:span><text:span text:style-name="T17">, where T</text:span><text:span text:style-name="T9">i</text:span><text:span text:style-name="T17"> is the temperature at a given time x</text:span><text:span text:style-name="T11">i</text:span><text:span text:style-name="T17">.</text:span></text:p>
      <text:p text:style-name="P18"><text:span text:style-name="T3"/></text:p>
      <text:p text:style-name="P20"><text:span text:style-name="T17">T</text:span>he <text:span text:style-name="T18">central finite difference formula was substituted in eq. 19 and evaluated for a particular time x</text:span><text:span text:style-name="T10">i </text:span><text:span text:style-name="T19">to get eq. 20.</text:span></text:p>
      <text:p text:style-name="P20"/>
      <text:p text:style-name="P21">2. Does the output look like figure 10?</text:p>
      <text:p text:style-name="P21"/>
      <text:p text:style-name="P21">Yes.</text:p>
      <text:p text:style-name="P21"/>
      <text:p text:style-name="P21">3. Give probably explanations for the difference if there are any. Moving forward, what can be done to further improve our result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08:01:04.746000000</meta:creation-date>
    <dc:date>2016-12-16T10:31:02.007000000</dc:date>
    <meta:editing-duration>PT1H43M42S</meta:editing-duration>
    <meta:editing-cycles>23</meta:editing-cycles>
    <meta:generator>LibreOffice/5.0.0.5$Windows_X86_64 LibreOffice_project/1b1a90865e348b492231e1c451437d7a15bb262b</meta:generator>
    <meta:document-statistic meta:table-count="3" meta:image-count="0" meta:object-count="1" meta:page-count="3" meta:paragraph-count="108" meta:word-count="421" meta:character-count="2070" meta:non-whitespace-character-count="168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aximum="0.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minimum="2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2.749cm" svg:y="4.2cm" style:legend-expansion="high" chart:style-name="ch2"/>
        <chart:plot-area chart:style-name="ch3" chart:data-source-has-labels="both" svg:x="0.319cm" svg:y="0.179cm" svg:width="12.111cm" svg:height="8.641cm">
          <chartooo:coordinate-region svg:x="1.126cm" svg:y="0.378cm" svg:width="11.064cm" svg:height="7.795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emperature</text:p>
              </table:table-cell>
            </table:table-row>
          </table:table-header-rows>
          <table:table-rows>
            <table:table-row>
              <table:table-cell office:value-type="string">
                <text:p>x = 0</text:p>
              </table:table-cell>
              <table:table-cell office:value-type="float" office:value="0">
                <text:p>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x = 0.02</text:p>
              </table:table-cell>
              <table:table-cell office:value-type="float" office:value="0.02">
                <text:p>0.02</text:p>
              </table:table-cell>
              <table:table-cell office:value-type="float" office:value="424.412">
                <text:p>424.412</text:p>
              </table:table-cell>
            </table:table-row>
            <table:table-row>
              <table:table-cell office:value-type="string">
                <text:p>x = 0.04</text:p>
              </table:table-cell>
              <table:table-cell office:value-type="float" office:value="0.04">
                <text:p>0.04</text:p>
              </table:table-cell>
              <table:table-cell office:value-type="float" office:value="384.584">
                <text:p>384.584</text:p>
              </table:table-cell>
            </table:table-row>
            <table:table-row>
              <table:table-cell office:value-type="string">
                <text:p>x = 0.06</text:p>
              </table:table-cell>
              <table:table-cell office:value-type="float" office:value="0.06">
                <text:p>0.06</text:p>
              </table:table-cell>
              <table:table-cell office:value-type="float" office:value="350.862">
                <text:p>350.862</text:p>
              </table:table-cell>
            </table:table-row>
            <table:table-row>
              <table:table-cell office:value-type="string">
                <text:p>x = 0.08</text:p>
              </table:table-cell>
              <table:table-cell office:value-type="float" office:value="0.08">
                <text:p>0.08</text:p>
              </table:table-cell>
              <table:table-cell office:value-type="float" office:value="320.998">
                <text:p>320.998</text:p>
              </table:table-cell>
            </table:table-row>
            <table:table-row>
              <table:table-cell office:value-type="string">
                <text:p>x = 0.1</text:p>
              </table:table-cell>
              <table:table-cell office:value-type="float" office:value="0.1">
                <text:p>0.1</text:p>
              </table:table-cell>
              <table:table-cell office:value-type="float" office:value="293">
                <text:p>2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